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Impl.get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Impl.getSuper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Impl.AnnotationTypeImpl( AnnotationTypeDeclaration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Impl.getAnnotationTyp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Impl.getInterfaceTyp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Impl.getContain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